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7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648cm" fo:min-width="0.39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1.008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="none" draw:fill-color="#ffffff"/>
      <style:text-properties style:font-name="DejaVu Sans Mono"/>
    </style:style>
    <style:style style:name="P2" style:family="paragraph">
      <style:paragraph-properties fo:text-align="end"/>
      <style:text-properties style:font-name="DejaVu Sans Mono"/>
    </style:style>
    <style:style style:name="P3" style:family="paragraph">
      <loext:graphic-properties draw:fill="none" draw:fill-color="#ffffff"/>
      <style:paragraph-properties fo:text-align="end"/>
      <style:text-properties style:font-name="DejaVu Sans Mono"/>
    </style:style>
    <style:style style:name="P4" style:family="paragraph">
      <style:text-properties style:font-name="DejaVu Sans Mono" fo:font-weight="bold"/>
    </style:style>
    <style:style style:name="P5" style:family="paragraph">
      <loext:graphic-properties draw:fill="none" draw:fill-color="#ffffff"/>
      <style:text-properties style:font-name="DejaVu Sans Mono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8" style:family="paragraph">
      <loext:graphic-properties draw:fill-color="#00a933"/>
      <style:paragraph-properties fo:text-align="center"/>
      <style:text-properties style:font-name="DejaVu Sans Mono"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091cm" svg:height="8.657cm" svg:x="7.345cm" svg:y="2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.792cm" svg:height="0.988cm" draw:transform="rotate (1.13446401379631) translate (19.255cm 13.585cm)">
          <draw:text-box>
            <text:p><text:span text:style-name="T1">1/8000</text:span></text:p>
          </draw:text-box>
        </draw:frame>
        <draw:frame draw:style-name="gr2" draw:text-style-name="P1" draw:layer="layout" svg:width="2.792cm" svg:height="0.988cm" draw:transform="rotate (1.13446401379631) translate (18.237cm 13.585cm)">
          <draw:text-box>
            <text:p><text:span text:style-name="T1">1/4000</text:span></text:p>
          </draw:text-box>
        </draw:frame>
        <draw:frame draw:style-name="gr2" draw:text-style-name="P1" draw:layer="layout" svg:width="2.792cm" svg:height="0.988cm" draw:transform="rotate (1.13446401379631) translate (17.238cm 13.585cm)">
          <draw:text-box>
            <text:p><text:span text:style-name="T1">1/2000</text:span></text:p>
          </draw:text-box>
        </draw:frame>
        <draw:frame draw:style-name="gr2" draw:text-style-name="P1" draw:layer="layout" svg:width="2.792cm" svg:height="0.988cm" draw:transform="rotate (1.13446401379631) translate (16.257cm 13.585cm)">
          <draw:text-box>
            <text:p><text:span text:style-name="T1">1/1000</text:span></text:p>
          </draw:text-box>
        </draw:frame>
        <draw:frame draw:style-name="gr2" draw:text-style-name="P1" draw:layer="layout" svg:width="2.411cm" svg:height="0.988cm" draw:transform="rotate (1.13446401379631) translate (15.376cm 13.285cm)">
          <draw:text-box>
            <text:p><text:span text:style-name="T1">1/500</text:span></text:p>
          </draw:text-box>
        </draw:frame>
        <draw:frame draw:style-name="gr2" draw:text-style-name="P1" draw:layer="layout" svg:width="2.411cm" svg:height="0.988cm" draw:transform="rotate (1.13446401379631) translate (14.366cm 13.285cm)">
          <draw:text-box>
            <text:p><text:span text:style-name="T1">1/250</text:span></text:p>
          </draw:text-box>
        </draw:frame>
        <draw:frame draw:style-name="gr2" draw:text-style-name="P1" draw:layer="layout" svg:width="2.411cm" svg:height="0.988cm" draw:transform="rotate (1.13446401379631) translate (13.366cm 13.285cm)">
          <draw:text-box>
            <text:p><text:span text:style-name="T1">1/125</text:span></text:p>
          </draw:text-box>
        </draw:frame>
        <draw:frame draw:style-name="gr2" draw:text-style-name="P1" draw:layer="layout" svg:width="2.03cm" svg:height="0.988cm" draw:transform="rotate (1.13446401379631) translate (12.519cm 12.928cm)">
          <draw:text-box>
            <text:p><text:span text:style-name="T1">1/60</text:span></text:p>
          </draw:text-box>
        </draw:frame>
        <draw:frame draw:style-name="gr2" draw:text-style-name="P1" draw:layer="layout" svg:width="2.03cm" svg:height="0.988cm" draw:transform="rotate (1.13446401379631) translate (11.528cm 12.928cm)">
          <draw:text-box>
            <text:p><text:span text:style-name="T1">1/30</text:span></text:p>
          </draw:text-box>
        </draw:frame>
        <draw:frame draw:style-name="gr2" draw:text-style-name="P1" draw:layer="layout" svg:width="2.03cm" svg:height="0.988cm" draw:transform="rotate (1.13446401379631) translate (10.514cm 12.928cm)">
          <draw:text-box>
            <text:p><text:span text:style-name="T1">1/15</text:span></text:p>
          </draw:text-box>
        </draw:frame>
        <draw:frame draw:style-name="gr2" draw:text-style-name="P1" draw:layer="layout" svg:width="1.645cm" svg:height="0.988cm" draw:transform="rotate (1.13446401379631) translate (9.671cm 12.585cm)">
          <draw:text-box>
            <text:p><text:span text:style-name="T1">1/8</text:span></text:p>
          </draw:text-box>
        </draw:frame>
        <draw:frame draw:style-name="gr2" draw:text-style-name="P1" draw:layer="layout" svg:width="1.645cm" svg:height="0.988cm" draw:transform="rotate (1.13446401379631) translate (8.652cm 12.585cm)">
          <draw:text-box>
            <text:p><text:span text:style-name="T1">1/4</text:span></text:p>
          </draw:text-box>
        </draw:frame>
        <draw:frame draw:style-name="gr2" draw:text-style-name="P1" draw:layer="layout" svg:width="1.645cm" svg:height="0.988cm" draw:transform="rotate (1.13446401379631) translate (7.638cm 12.585cm)">
          <draw:text-box>
            <text:p><text:span text:style-name="T1">1/2</text:span></text:p>
          </draw:text-box>
        </draw:frame>
        <draw:frame draw:style-name="gr2" draw:text-style-name="P1" draw:layer="layout" svg:width="0.883cm" svg:height="0.988cm" draw:transform="rotate (1.13446401379631) translate (6.957cm 11.885cm)">
          <draw:text-box>
            <text:p><text:span text:style-name="T1">1</text:span></text:p>
          </draw:text-box>
        </draw:frame>
        <draw:frame draw:style-name="gr3" draw:text-style-name="P3" draw:layer="layout" svg:width="2.54cm" svg:height="0.988cm" svg:x="4.745cm" svg:y="10.577cm">
          <draw:text-box>
            <text:p text:style-name="P2"><text:span text:style-name="T1">f/</text:span><text:span text:style-name="T1">32</text:span></text:p>
          </draw:text-box>
        </draw:frame>
        <draw:frame draw:style-name="gr4" draw:text-style-name="P3" draw:layer="layout" svg:width="2.884cm" svg:height="0.988cm" svg:x="4.445cm" svg:y="1.933cm">
          <draw:text-box>
            <text:p text:style-name="P2"><text:span text:style-name="T1">f/</text:span><text:span text:style-name="T1">1.</text:span><text:span text:style-name="T1">4</text:span></text:p>
          </draw:text-box>
        </draw:frame>
        <draw:frame draw:style-name="gr4" draw:text-style-name="P3" draw:layer="layout" svg:width="2.884cm" svg:height="0.988cm" svg:x="4.445cm" svg:y="2.877cm">
          <draw:text-box>
            <text:p text:style-name="P2"><text:span text:style-name="T1">f/</text:span><text:span text:style-name="T1">2</text:span></text:p>
          </draw:text-box>
        </draw:frame>
        <draw:frame draw:style-name="gr4" draw:text-style-name="P3" draw:layer="layout" svg:width="2.884cm" svg:height="0.988cm" svg:x="4.445cm" svg:y="3.833cm">
          <draw:text-box>
            <text:p text:style-name="P2"><text:span text:style-name="T1">f/</text:span><text:span text:style-name="T1">2.</text:span><text:span text:style-name="T1">8</text:span></text:p>
          </draw:text-box>
        </draw:frame>
        <draw:frame draw:style-name="gr4" draw:text-style-name="P3" draw:layer="layout" svg:width="2.884cm" svg:height="0.988cm" svg:x="4.445cm" svg:y="4.811cm">
          <draw:text-box>
            <text:p text:style-name="P2"><text:span text:style-name="T1">f/</text:span><text:span text:style-name="T1">4</text:span></text:p>
          </draw:text-box>
        </draw:frame>
        <draw:frame draw:style-name="gr4" draw:text-style-name="P3" draw:layer="layout" svg:width="2.884cm" svg:height="0.988cm" svg:x="4.445cm" svg:y="5.755cm">
          <draw:text-box>
            <text:p text:style-name="P2"><text:span text:style-name="T1">f/</text:span><text:span text:style-name="T1">5.</text:span><text:span text:style-name="T1">6</text:span></text:p>
          </draw:text-box>
        </draw:frame>
        <draw:frame draw:style-name="gr4" draw:text-style-name="P3" draw:layer="layout" svg:width="2.884cm" svg:height="0.988cm" svg:x="4.445cm" svg:y="6.733cm">
          <draw:text-box>
            <text:p text:style-name="P2"><text:span text:style-name="T1">f/</text:span><text:span text:style-name="T1">8</text:span></text:p>
          </draw:text-box>
        </draw:frame>
        <draw:frame draw:style-name="gr4" draw:text-style-name="P3" draw:layer="layout" svg:width="2.884cm" svg:height="0.988cm" svg:x="4.445cm" svg:y="7.677cm">
          <draw:text-box>
            <text:p text:style-name="P2"><text:span text:style-name="T1">f/</text:span><text:span text:style-name="T1">11</text:span></text:p>
          </draw:text-box>
        </draw:frame>
        <draw:frame draw:style-name="gr4" draw:text-style-name="P3" draw:layer="layout" svg:width="2.884cm" svg:height="0.988cm" svg:x="4.445cm" svg:y="8.655cm">
          <draw:text-box>
            <text:p text:style-name="P2"><text:span text:style-name="T1">f/</text:span><text:span text:style-name="T1">16</text:span></text:p>
          </draw:text-box>
        </draw:frame>
        <draw:frame draw:style-name="gr4" draw:text-style-name="P3" draw:layer="layout" svg:width="2.884cm" svg:height="0.988cm" svg:x="4.445cm" svg:y="9.633cm">
          <draw:text-box>
            <text:p text:style-name="P2"><text:span text:style-name="T1">f/</text:span><text:span text:style-name="T1">22</text:span></text:p>
          </draw:text-box>
        </draw:frame>
        <draw:frame draw:style-name="gr5" draw:text-style-name="P5" draw:layer="layout" svg:width="4.445cm" svg:height="1.27cm" draw:transform="rotate (1.5707963267949) translate (3.91cm 8.49cm)">
          <draw:text-box>
            <text:p text:style-name="P4"><text:span text:style-name="T1">Ap</text:span><text:span text:style-name="T1">er</text:span><text:span text:style-name="T1">tu</text:span><text:span text:style-name="T1">re</text:span></text:p>
          </draw:text-box>
        </draw:frame>
        <draw:frame draw:style-name="gr6" draw:text-style-name="P5" draw:layer="layout" svg:width="5.715cm" svg:height="1.725cm" svg:x="10.595cm" svg:y="13.646cm">
          <draw:text-box>
            <text:p text:style-name="P4"><text:span text:style-name="T1">Sh</text:span><text:span text:style-name="T1">ut</text:span><text:span text:style-name="T1">te</text:span><text:span text:style-name="T1">r </text:span><text:span text:style-name="T1">Sp</text:span><text:span text:style-name="T1">ee</text:span><text:span text:style-name="T1">d</text:span></text:p>
          </draw:text-box>
        </draw:frame>
        <draw:line draw:style-name="gr7" draw:text-style-name="P6" draw:layer="layout" svg:x1="7.329cm" svg:y1="4.367cm" svg:x2="8.255cm" svg:y2="4.367cm">
          <text:p/>
        </draw:line>
        <draw:line draw:style-name="gr7" draw:text-style-name="P6" draw:layer="layout" svg:x1="8.351cm" svg:y1="4.367cm" svg:x2="14.364cm" svg:y2="5.38cm">
          <text:p/>
        </draw:line>
        <draw:line draw:style-name="gr7" draw:text-style-name="P6" draw:layer="layout" svg:x1="8.352cm" svg:y1="4.368cm" svg:x2="14.365cm" svg:y2="5.381cm">
          <text:p/>
        </draw:line>
        <draw:line draw:style-name="gr7" draw:text-style-name="P6" draw:layer="layout" svg:x1="17.78cm" svg:y1="9.181cm" svg:x2="20.436cm" svg:y2="9.181cm">
          <text:p/>
        </draw:line>
        <draw:custom-shape draw:style-name="gr8" draw:text-style-name="P8" draw:layer="layout" svg:width="1.27cm" svg:height="1.27cm" svg:x="7.742cm" svg:y="3.728cm">
          <text:p text:style-name="P7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6" draw:layer="layout" svg:x1="14.408cm" svg:y1="5.247cm" svg:x2="17.276cm" svg:y2="9.116cm">
          <text:p/>
        </draw:line>
        <draw:custom-shape draw:style-name="gr8" draw:text-style-name="P8" draw:layer="layout" svg:width="1.27cm" svg:height="1.27cm" svg:x="13.757cm" svg:y="4.68cm">
          <text:p text:style-name="P7"><text:span text:style-name="T2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27cm" svg:height="1.27cm" svg:x="16.765cm" svg:y="8.529cm">
          <text:p text:style-name="P7"><text:span text:style-name="T2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03:54.386077846</meta:creation-date>
    <dc:date>2024-03-13T22:32:26.070460902</dc:date>
    <meta:editing-duration>PT28M30S</meta:editing-duration>
    <meta:editing-cycles>4</meta:editing-cycles>
    <meta:generator>LibreOffice/24.2.1.2$Linux_X86_64 LibreOffice_project/db4def46b0453cc22e2d0305797cf981b68ef5ac</meta:generator>
    <meta:document-statistic meta:object-count="58"/>
  </office:meta>
</office:document-meta>
</file>